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8b7" officeooo:paragraph-rsid="0011e8b7"/>
    </style:style>
    <style:style style:name="P2" style:family="paragraph" style:parent-style-name="Standard">
      <style:text-properties officeooo:rsid="00136d03" officeooo:paragraph-rsid="00136d03"/>
    </style:style>
    <style:style style:name="P3" style:family="paragraph" style:parent-style-name="Standard">
      <style:text-properties officeooo:rsid="0011e8b7" officeooo:paragraph-rsid="0014b26f"/>
    </style:style>
    <style:style style:name="P4" style:family="paragraph" style:parent-style-name="Standard">
      <style:text-properties officeooo:rsid="0014b26f" officeooo:paragraph-rsid="0014b26f"/>
    </style:style>
    <style:style style:name="P5" style:family="paragraph" style:parent-style-name="Standard">
      <style:text-properties officeooo:rsid="0015af88" officeooo:paragraph-rsid="0015af88"/>
    </style:style>
    <style:style style:name="P6" style:family="paragraph" style:parent-style-name="Standard">
      <style:text-properties fo:font-weight="bold" officeooo:rsid="0015af88" officeooo:paragraph-rsid="0015af88" style:font-weight-asian="bold" style:font-weight-complex="bold"/>
    </style:style>
    <style:style style:name="T1" style:family="text">
      <style:text-properties officeooo:rsid="0014b2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af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Kell L.</text:span></text:p>
      <text:p text:style-name="P3">BPJ 31- DeMorgan’s Theorum</text:p>
      <text:p text:style-name="P1"/>
      <text:p text:style-name="P2">1. <text:span text:style-name="T2"><text:s/>ab(!c) + !ab(!c)</text:span> = b(a(!c) + !a(!c)) = b(!c)(<text:span text:style-name="T1">true</text:span>) = b(!c)</text:p>
      <text:p text:style-name="P2"/>
      <text:p text:style-name="P2"><text:span text:style-name="T1">3</text:span>. <text:span text:style-name="T2">!(!a * !c) + !b + !(ad)</text:span> = !!<text:span text:style-name="T1">a + !!c + !b + !a + !d = a + c + !b + !a + !d = (true) + c + !b + !d = true</text:span></text:p>
      <text:p text:style-name="P2"/>
      <text:p text:style-name="P4">5. <text:span text:style-name="T2"><text:s/>ab(!c) + !ab(!c)</text:span><text:span text:style-name="T3"> = a &amp;&amp; b &amp;&amp; !c || !a &amp;&amp; b &amp;&amp; !c</text:span></text:p>
      <text:p text:style-name="P4"><text:span text:style-name="T3"/></text:p>
      <text:p text:style-name="P4"><text:span text:style-name="T3">7. </text:span><text:span text:style-name="T2">!(!a * !c) + !b + !(ad)</text:span><text:span text:style-name="T3"> <text:tab/>!(!a &amp;&amp; !c) || !b || !(a &amp;&amp; d)</text:span></text:p>
      <text:p text:style-name="P4"><text:span text:style-name="T3"/></text:p>
      <text:p text:style-name="P4"><text:span text:style-name="T3">9. </text:span><text:span text:style-name="T2">!( (a + bc) (a + c) )</text:span><text:span text:style-name="T3"> <text:tab/>!((a || b &amp;&amp; c) &amp;&amp; (a || c))</text:span></text:p>
      <text:p text:style-name="P4"><text:span text:style-name="T3"/></text:p>
      <text:p text:style-name="P4"><text:span text:style-name="T3">11. </text:span><text:span text:style-name="T2">(a &amp;&amp; b &amp;&amp; c)</text:span><text:span text:style-name="T3"> <text:tab/><text:tab/>!!</text:span><text:span text:style-name="T4">( a &amp;&amp; b &amp;&amp; c)<text:tab/>!( !( a &amp;&amp; b &amp;&amp; c))<text:tab/>!( !a || !b || !c)</text:span></text:p>
      <text:p text:style-name="P4"><text:span text:style-name="T4"/></text:p>
      <text:p text:style-name="P5"><text:span text:style-name="T3">13. Which of the following is the equivalent of ( (p &gt; 3) || (q &lt; b) ) ?</text:span></text:p>
      <text:p text:style-name="P5"><text:span text:style-name="T3">a. !( !(p&gt;3) &amp;&amp; !(q&lt;=b) ) <text:tab/>NO q&lt;=b not q&lt;b</text:span></text:p>
      <text:p text:style-name="P5"><text:span text:style-name="T3">b. !( (p &lt;= 3) &amp;&amp; (q &gt;= b) )<text:tab/>NO q&gt;=b not q&lt;b</text:span></text:p>
      <text:p text:style-name="P5"><text:span text:style-name="T3">c. !( (p &gt; 3) || (q &lt; b) )<text:tab/><text:tab/>NO is inverted</text:span></text:p>
      <text:p text:style-name="P5"><text:span text:style-name="T3">d. !( !(p &lt;= 3) || (q &gt;= b) )<text:tab/>NO q&gt;=b not q&lt;b</text:span></text:p>
      <text:p text:style-name="P5"><text:span text:style-name="T3">e. More than one of these<text:tab/>NO</text:span></text:p>
      <text:p text:style-name="P6">None of these are the equilvalent of ((p&gt;3 || (q&lt;b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9:05:17.180496886</meta:creation-date>
    <dc:date>2016-11-22T11:01:47.086203463</dc:date>
    <meta:editing-duration>PT1H17M1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219" meta:character-count="765" meta:non-whitespace-character-count="553"/>
  </office:meta>
</office:document-meta>
</file>